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9fa" officeooo:paragraph-rsid="0011b9fa"/>
    </style:style>
    <style:style style:name="P2" style:family="paragraph" style:parent-style-name="Standard">
      <style:text-properties fo:font-size="14pt" fo:font-weight="bold" officeooo:rsid="0011b9fa" officeooo:paragraph-rsid="0011b9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officeooo:rsid="0011b9fa" officeooo:paragraph-rsid="0011b9fa"/>
    </style:style>
    <style:style style:name="P4" style:family="paragraph" style:parent-style-name="Standard" style:list-style-name="L1">
      <style:paragraph-properties fo:line-height="150%"/>
      <style:text-properties officeooo:rsid="0011b9fa" officeooo:paragraph-rsid="0011b9fa"/>
    </style:style>
    <style:style style:name="P5" style:family="paragraph" style:parent-style-name="Standard" style:list-style-name="L1">
      <style:paragraph-properties fo:line-height="150%"/>
      <style:text-properties fo:font-weight="bold" officeooo:rsid="0011b9fa" officeooo:paragraph-rsid="0011b9fa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5482e" officeooo:paragraph-rsid="0015482e" style:font-weight-asian="bold" style:font-weight-complex="bold"/>
    </style:style>
    <style:style style:name="P7" style:family="paragraph" style:parent-style-name="Standard">
      <style:paragraph-properties fo:line-height="150%" fo:break-before="page"/>
      <style:text-properties fo:font-weight="bold" officeooo:rsid="0015482e" officeooo:paragraph-rsid="0015482e" style:font-weight-asian="bold" style:font-weight-complex="bold"/>
    </style:style>
    <style:style style:name="P8" style:family="paragraph" style:parent-style-name="Standard" style:list-style-name="L1">
      <style:paragraph-properties fo:line-height="150%"/>
      <style:text-properties fo:font-weight="bold" officeooo:rsid="001590e8" officeooo:paragraph-rsid="001590e8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1590e8" officeooo:paragraph-rsid="001590e8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fo:color="#c9211e" loext:opacity="100%" fo:font-weight="bold" officeooo:rsid="0011b9fa" officeooo:paragraph-rsid="0011b9fa" style:font-weight-asian="bold" style:font-weight-complex="bold"/>
    </style:style>
    <style:style style:name="P11" style:family="paragraph" style:parent-style-name="Standard">
      <style:paragraph-properties fo:line-height="150%"/>
      <style:text-properties fo:color="#ff0000" loext:opacity="100%" fo:font-weight="bold" officeooo:rsid="0011b9fa" officeooo:paragraph-rsid="0011b9fa" style:font-weight-asian="bold" style:font-weight-complex="bold"/>
    </style:style>
    <style:style style:name="P12" style:family="paragraph" style:parent-style-name="Standard">
      <style:paragraph-properties fo:line-height="150%"/>
      <style:text-properties fo:color="#ff0000" loext:opacity="100%" fo:font-weight="bold" officeooo:rsid="001590e8" officeooo:paragraph-rsid="001590e8" style:font-weight-asian="bold" style:font-weight-complex="bold"/>
    </style:style>
    <style:style style:name="P13" style:family="paragraph" style:parent-style-name="Standard">
      <style:paragraph-properties fo:line-height="150%"/>
      <style:text-properties fo:color="#ff0000" loext:opacity="100%" officeooo:rsid="0011b9fa" officeooo:paragraph-rsid="0011b9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ta de Rede HP 8620 Pro</text:p>
      <text:p text:style-name="P1"/>
      <text:list text:style-name="L1">
        <text:list-item>
          <text:p text:style-name="P4">Configurar a digitalização para uma pasta de rede (Scan to Network Folder) em uma HP Officejet Pro 8620 usando Linux é um processo feito majoritariamente pelo navegador, através do EWS (Embedded Web Server) da impressora.</text:p>
        </text:list-item>
        <text:list-item>
          <text:p text:style-name="P4">Como a impressora precisa "enxergar" sua pasta, o segredo está na configuração do protocolo SAMBA (SMB).</text:p>
        </text:list-item>
        <text:list-item>
          <text:p text:style-name="P4"><text:span text:style-name="T1">Passo 1</text:span>: Preparar a pasta no Linux</text:p>
        </text:list-item>
        <text:list-item>
          <text:p text:style-name="P4">Primeiro, você precisa criar a pasta e garantir que ela esteja compartilhada na rede local.</text:p>
        </text:list-item>
        <text:list-item>
          <text:p text:style-name="P4">* Crie a pasta: mkdir ~/Scanner.</text:p>
        </text:list-item>
        <text:list-item>
          <text:p text:style-name="P4">* Clique com o botão direito na pasta &gt; Propriedades &gt; Compartilhamento de Rede Local.</text:p>
        </text:list-item>
        <text:list-item>
          <text:p text:style-name="P4">* Marque "Compartilhar esta pasta" e "Permitir que outras pessoas criem e excluam arquivos".</text:p>
        </text:list-item>
        <text:list-item>
          <text:p text:style-name="P4">* Importante: Anote o IP do seu computador (use o comando hostname -I no terminal) e o nome do compartilhamento.</text:p>
        </text:list-item>
        <text:list-item>
          <text:p text:style-name="P4"><text:span text:style-name="T1">Passo 2</text:span>: Acessar a Interface Web da HP</text:p>
        </text:list-item>
        <text:list-item>
          <text:p text:style-name="P4">* Descubra o IP da impressora (você pode ver isso no visor da própria HP, no ícone de rede/Wi-Fi).</text:p>
        </text:list-item>
        <text:list-item>
          <text:p text:style-name="P4">* Abra o navegador no Linux e digite o IP da impressora (ex: 192.168.1.50).</text:p>
        </text:list-item>
        <text:list-item>
          <text:p text:style-name="P4">* No menu superior, clique na aba Digitalizar (Scan).</text:p>
        </text:list-item>
        <text:list-item>
          <text:p text:style-name="P4">* No menu lateral esquerdo, selecione Configuração de Pasta de Rede (Network Folder Setup).</text:p>
        </text:list-item>
        <text:list-item>
          <text:p text:style-name="P4"><text:span text:style-name="T1">Passo 3:</text:span> Configurar o Caminho da Rede</text:p>
        </text:list-item>
        <text:list-item>
          <text:p text:style-name="P4">Clique em Novo (New) para criar um perfil de digitalização:</text:p>
        </text:list-item>
        <text:list-item>
          <text:p text:style-name="P4">* Nome de Exibição: Escolha um nome que aparecerá no visor da impressora (ex: "PC Linux").</text:p>
        </text:list-item>
        <text:list-item>
          <text:p text:style-name="P4">* Caminho da Rede: Use o formato universal: \\IP_DO_SEU_PC\Nome_da_Pasta.</text:p>
        </text:list-item>
        <text:list-item>
          <text:p text:style-name="P4">* Autenticação: * Se o seu compartilhamento exige senha, coloque seu nome de usuário do Linux e sua senha.</text:p>
        </text:list-item>
        <text:list-item>
          <text:p text:style-name="P4">* Se não exigir, tente deixar em branco, mas o Linux geralmente exige credenciais para SMB por segurança.</text:p>
        </text:list-item>
        <text:list-item>
          <text:p text:style-name="P8">Passo 3.1<text:span text:style-name="T2">: Ajustar as credencias de acesso</text:span></text:p>
        </text:list-item>
        <text:list-item>
          <text:p text:style-name="P8"><text:span text:style-name="T2">O samba pode exigir uma senha para ter acesso. Pode-se trocar a senha para a senha do sistema ou qualquer outra com o comando</text:span></text:p>
        </text:list-item>
      </text:list>
      <text:p text:style-name="P12"><text:span text:style-name="T2">sudo smbpasswd -a [nome do usuário]</text:span></text:p>
      <text:p text:style-name="P9"><text:span text:style-name="T2"/></text:p>
      <text:list text:continue-numbering="true" text:style-name="L1">
        <text:list-item>
          <text:p text:style-name="P4"><text:soft-page-break/><text:span text:style-name="T1">Passo 4: </text:span>Ajustar permissões (Se necessário)</text:p>
        </text:list-item>
        <text:list-item>
          <text:p text:style-name="P4">Muitas vezes a impressora não consegue gravar o arquivo por restrição de firewall ou permissão de pasta. No terminal, você pode dar permissão total à pasta para teste:</text:p>
        </text:list-item>
        <text:list-item>
          <text:p text:style-name="P10">chmod 777 ~/Scanner</text:p>
        </text:list-item>
        <text:list-item>
          <text:p text:style-name="P4">Dica Extra: Use o <text:span text:style-name="T1">HPLIP</text:span></text:p>
        </text:list-item>
        <text:list-item>
          <text:p text:style-name="P4">Se você prefere gerenciar a impressora nativamente no Linux, certifique-se de ter o HPLIP instalado. Ele é o driver oficial da HP para Linux.</text:p>
        </text:list-item>
        <text:list-item>
          <text:p text:style-name="P4">* Instale com: <text:span text:style-name="T1">sudo apt install hplip-gui</text:span></text:p>
        </text:list-item>
        <text:list-item>
          <text:p text:style-name="P4">* Rode o comando hp-setup no terminal para garantir que a impressora esteja perfeitamente integrada ao sistema.</text:p>
        </text:list-item>
        <text:list-item>
          <text:p text:style-name="P4">Quer que eu te ajude a verificar qual o caminho exato da rede ou como configurar o usuário Samba no terminal caso a impressora dê erro de autenticação?</text:p>
        </text:list-item>
      </text:list>
      <text:p text:style-name="P3"/>
      <text:p text:style-name="P3"/>
      <text:p text:style-name="P6"/>
      <text:p text:style-name="P7">RESOLVER O PROBLEMA DE GRAVAÇÃO DE IMAGENS GERADAS NO SCANNER DA IMPRESSORA NO COMPUTADOR</text:p>
      <text:p text:style-name="P3"/>
      <text:list text:continue-numbering="true" text:style-name="L1">
        <text:list-item>
          <text:p text:style-name="P4">Para resolver o problema de comunicação entre impressoras mais antigas (como a HP 8620) e sistemas Linux modernos, precisamos ajustar o arquivo de configuração do Samba. Isso acontece porque a HP 8620 geralmente utiliza o protocolo <text:span text:style-name="T1">SMBv1</text:span> ou <text:span text:style-name="T1">v2</text:span>, que muitas distribuições Linux desativam por padrão por serem considerados menos seguros.</text:p>
        </text:list-item>
      </text:list>
      <text:p text:style-name="P3"/>
      <text:p text:style-name="P3">Siga estes passos para forçar a compatibilidade:</text:p>
      <text:p text:style-name="P3"/>
      <text:list text:continue-numbering="true" text:style-name="L1">
        <text:list-item>
          <text:p text:style-name="P5">1. Editar o arquivo smb.conf</text:p>
        </text:list-item>
        <text:list-item>
          <text:p text:style-name="P4">Abra o terminal e execute o comando para editar o arquivo de configuração principal:</text:p>
        </text:list-item>
        <text:list-item>
          <text:p text:style-name="P4">sudo nano /etc/samba/smb.conf</text:p>
        </text:list-item>
      </text:list>
      <text:p text:style-name="P3"/>
      <text:list text:continue-numbering="true" text:style-name="L1">
        <text:list-item>
          <text:p text:style-name="P5">2. Adicionar as linhas de protocolo</text:p>
        </text:list-item>
        <text:list-item>
          <text:p text:style-name="P4">Procure pela seção [global] (geralmente está logo no início do arquivo). Logo abaixo dessa linha, adicione o seguinte:</text:p>
        </text:list-item>
      </text:list>
      <text:p text:style-name="P11">[global]</text:p>
      <text:p text:style-name="P13">client min protocol = NT1</text:p>
      <text:p text:style-name="P13">server min protocol = NT1</text:p>
      <text:p text:style-name="P13">ntlm auth = yes</text:p>
      <text:p text:style-name="P3"/>
      <text:list text:continue-numbering="true" text:style-name="L1">
        <text:list-item>
          <text:p text:style-name="P4">* NT1: É o nome técnico para o protocolo SMBv1.</text:p>
        </text:list-item>
        <text:list-item>
          <text:p text:style-name="P4">* ntlm auth = yes: Permite o método de autenticação que a HP utiliza para enviar o usuário e senha.</text:p>
        </text:list-item>
        <text:list-item>
          <text:p text:style-name="P4">3. Salvar e Sair</text:p>
        </text:list-item>
        <text:list-item>
          <text:p text:style-name="P4">* Pressione Ctrl + O (para salvar) e depois Enter.</text:p>
        </text:list-item>
        <text:list-item>
          <text:p text:style-name="P4">* Pressione Ctrl + X (para sair).</text:p>
        </text:list-item>
        <text:list-item>
          <text:p text:style-name="P5">4. Reiniciar os serviços</text:p>
        </text:list-item>
        <text:list-item>
          <text:p text:style-name="P4">Para que o sistema passe a aceitar as conexões da impressora com as novas regras, reinicie os daemons do Samba:</text:p>
        </text:list-item>
      </text:list>
      <text:p text:style-name="P13">sudo systemctl restart smbd</text:p>
      <text:p text:style-name="P13">sudo systemctl restart nmbd</text:p>
      <text:list text:continue-numbering="true" text:style-name="L1">
        <text:list-item>
          <text:p text:style-name="P4"/>
        </text:list-item>
        <text:list-item>
          <text:p text:style-name="P4">Teste Final no Painel da Impressora</text:p>
        </text:list-item>
        <text:list-item>
          <text:p text:style-name="P4"><text:soft-page-break/>Agora, tente realizar o "Teste" (ou Save and Test) na interface web da HP. O fluxo de comunicação deve seguir este modelo:</text:p>
        </text:list-item>
        <text:list-item>
          <text:p text:style-name="P4">Dica de Segurança</text:p>
        </text:list-item>
        <text:list-item>
          <text:p text:style-name="P4">Como o SMBv1 tem vulnerabilidades conhecidas, certifique-se de que o seu Firewall no Linux esteja ativo para conexões externas, permitindo apenas o IP da sua impressora na rede local:</text:p>
        </text:list-item>
        <text:list-item>
          <text:p text:style-name="P4">sudo ufw allow from IP_DA_IMPRESSORA to any port 445</text:p>
        </text:list-item>
        <text:list-item>
          <text:p text:style-name="P4"/>
        </text:list-item>
        <text:list-item>
          <text:p text:style-name="P4">Conseguiu completar o teste de conexão na interface da HP ou apareceu algum código de erro específico (como "Access Denied" ou "Server Not Found")?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7:25:46.592217284</meta:creation-date>
    <dc:date>2026-02-09T00:22:09.736031252</dc:date>
    <meta:editing-duration>PT10M2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60" meta:word-count="791" meta:character-count="4398" meta:non-whitespace-character-count="3715"/>
  </office:meta>
</office:document-meta>
</file>